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5216" officeooo:paragraph-rsid="00185216"/>
    </style:style>
    <style:style style:name="P2" style:family="paragraph" style:parent-style-name="Text_20_body">
      <style:text-properties officeooo:rsid="001886e3" officeooo:paragraph-rsid="001886e3"/>
    </style:style>
    <style:style style:name="P3" style:family="paragraph" style:parent-style-name="Text_20_body">
      <style:text-properties officeooo:rsid="001ba015" officeooo:paragraph-rsid="001ba015"/>
    </style:style>
    <style:style style:name="P4" style:family="paragraph" style:parent-style-name="Text_20_body">
      <style:text-properties officeooo:rsid="001c3dd5" officeooo:paragraph-rsid="001c3dd5"/>
    </style:style>
    <style:style style:name="P5" style:family="paragraph" style:parent-style-name="Text_20_body">
      <style:text-properties officeooo:rsid="001fe58a" officeooo:paragraph-rsid="001fe58a"/>
    </style:style>
    <style:style style:name="P6" style:family="paragraph" style:parent-style-name="Text_20_body">
      <style:text-properties officeooo:rsid="002012c2" officeooo:paragraph-rsid="00242217"/>
    </style:style>
    <style:style style:name="P7" style:family="paragraph" style:parent-style-name="Text_20_body">
      <style:text-properties officeooo:rsid="002012c2" officeooo:paragraph-rsid="0024ca05"/>
    </style:style>
    <style:style style:name="P8" style:family="paragraph" style:parent-style-name="Text_20_body">
      <style:text-properties officeooo:rsid="0024ca05" officeooo:paragraph-rsid="0024ca05"/>
    </style:style>
    <style:style style:name="P9" style:family="paragraph" style:parent-style-name="Text_20_body">
      <style:text-properties officeooo:rsid="0024f530" officeooo:paragraph-rsid="0024f530"/>
    </style:style>
    <style:style style:name="P10" style:family="paragraph" style:parent-style-name="Text_20_body">
      <style:text-properties officeooo:rsid="0025d4e7" officeooo:paragraph-rsid="0025d4e7"/>
    </style:style>
    <style:style style:name="T1" style:family="text">
      <style:text-properties officeooo:rsid="001886e3"/>
    </style:style>
    <style:style style:name="T2" style:family="text">
      <style:text-properties officeooo:rsid="001ba015"/>
    </style:style>
    <style:style style:name="T3" style:family="text">
      <style:text-properties officeooo:rsid="001c3dd5"/>
    </style:style>
    <style:style style:name="T4" style:family="text">
      <style:text-properties officeooo:rsid="001d9fd3"/>
    </style:style>
    <style:style style:name="T5" style:family="text">
      <style:text-properties officeooo:rsid="002012c2"/>
    </style:style>
    <style:style style:name="T6" style:family="text">
      <style:text-properties style:text-position="super 58%" officeooo:rsid="002012c2"/>
    </style:style>
    <style:style style:name="T7" style:family="text">
      <style:text-properties officeooo:rsid="0021a855"/>
    </style:style>
    <style:style style:name="T8" style:family="text">
      <style:text-properties officeooo:rsid="0024f530"/>
    </style:style>
    <style:style style:name="T9" style:family="text">
      <style:text-properties officeooo:rsid="0025d4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mall side stories</text:p>
      <text:p text:style-name="Subtitle">Marrack's background</text:p>
      <text:p text:style-name="P1">Marrack was once a soldier in the experimental Thousand Tails regiment. It was an idea launched by General Rudolf in response to a lack of fighting men in the Empire's war against the Alliance. Marrack was recruited at a <text:span text:style-name="T2">relatively</text:span> young age from a sub-urban clan. One that had settled most of its scores with the humans and <text:span text:style-name="T1">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 </text:span></text:p>
      <text:p text:style-name="P2">As the war progressed she found herself promoted several times. At first it was through the few levels of rank available to gnolls; then, due to some high level deaths she found herself grudging promoted to higher levels that were reserved for humans. </text:p>
      <text:p text:style-name="P2">The final battle and betrayal at Dillinger Keep saw hundreds of Thousand Tails troops killed firstly at the hands of the Alliance and then, when it became clear that there was no winning they were slaughtered by their own side. </text:p>
      <text:p text:style-name="P2">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P3">During this time in the Army she had a whirl-wind romance with a gnoll who came from the big city near by. <text:span text:style-name="T3">She was also a she.</text:span></text:p>
      <text:p text:style-name="P4">On returning to her old clan she discovered that during the war many of the old clans had been driven out of their territories- made understrength by the recruitments. The remaining clans were either the strong ones that did not <text:span text:style-name="T4">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 </text:span></text:p>
      <text:p text:style-name="P5">Life in the old clan was brutal and rough but her <text:span text:style-name="T5">toughness, skill and experience allowed her to rise through the ranks to become Arger's 1</text:span><text:span text:style-name="T6">st</text:span><text:span text:style-name="T5"> lieutenant. </text:span></text:p>
      <text:p text:style-name="Subtitle">Temesh's background</text:p>
      <text:p text:style-name="Subtitle">Clar<text:span text:style-name="T5">e</text:span>nce's background</text:p>
      <text:p text:style-name="P6">Clarence was adopted by a watchmaker in unusual circumstances. He was 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 </text:p>
      <text:p text:style-name="P6"><text:soft-page-break/><text:span text:style-name="T7">The young Clarence had an erratic education between teachers as not many 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 watchmakers guild was trouble too but it by now they were both used to trouble. </text:span></text:p>
      <text:p text:style-name="P6"><text:span text:style-name="T7">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 </text:span></text:p>
      <text:p text:style-name="P6"><text:span text:style-name="T7">Frustrated and wanting to seek his own path in life he left his adoptive father's shop to find work in a neighbouring town. Unable to find someone willing to hire a gnollish watchmaker he took to manual labour to make ends meet. It was during this time that he met and befriended a blacksmith. Clarence worked with him for some time as an assistant, learning some of the secrets of forging. </text:span></text:p>
      <text:p text:style-name="P7"><text:span text:style-name="T7">The war with the Alliance had proven very profitable by way of weapon and armour manufacturing. Clarence even found his watchmaker skills used in a number of special commissions for war engines. He and his friend has grown wealthy with a large forge and a team of other smiths working for them. Once again, after a few years wanderlust set in and Clarence found himself seeking a new place to settle. He sold his share in the business, bought a cart and horse and left with a few possessions to find what he could find. </text:span></text:p>
      <text:p text:style-name="P8">He spent some time as a travelling smith and odd jobber. Working mainly in the smaller and more remote villages and hamlets where the needing of a smith outweighed racial prejudice. His travels eventually brought him to the Barony of Riverwood. It wasn't exactly an accident however. In his letters too and from his father he had been told of an old friend that lived in Riverwood. The route from rich copper mines passed through the are and provided ample materials and transport for the specialist goods he made. The friend made clockwork mechanisms and Clarence was told he may be able to find work there, taking over the works when his friend retired. </text:p>
      <text:p text:style-name="P8">The workshop turned 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P8">When the Thousand Tails recruiting parties came through Riverwood Clarence felt the <text:span text:style-name="T8">old</text:span> familiar <text:span text:style-name="T8">stirrings</text:span> of wanderlust again. <text:span text:style-name="T8">But this time he was older, more mature. For starters he was a lot older than those they were looking to recruit. Secondly he found he could more effectively do his bit for them by focussing on constructing as many weapons as they could find orders for. </text:span></text:p>
      <text:p text:style-name="P9">For the first time in his life Clarence found himself pushed rather than pulled out of his current settlement. A few months after the Thousand Tails had been formed the anti-beast races movement had gained a political traction. Some Baronies had taken the departure of the best gnoll fighters as an opportunity to move in and remove the bothersome creatures from their realms. Riverwood got caught up in this tide. </text:p>
      <text:p text:style-name="P9">Clarence had known of a couple of clans in the area and had gone through pains to distance himself <text:soft-page-break/>from them. The Baron sent out some of his men to clear the f lands around the copper road as a matter of national security after a few high profile raids. This was soon extended into the forest and hills and further. Some unpleasant strike-backs on villages drove the hatred deeper and Clarence found himself on the move again. His father's friend wanted to leave as his <text:span text:style-name="T9">presence</text:span> was driving away business and things seemed to be getting far too hostile for Clarence. </text:p>
      <text:p text:style-name="P10">Clarence would have died very quickly in the wilds if it wasn't for the intervention of Arger who was in between fighting the Baron's forced and rallying/conquering the remains of the Riverwood clans into one single clan. Arger recognised Clarence as the producer of firearms and very much wanted some of that. On pain of death he was given the task of repairing the few captured weapons they had and then moving on to building them when the clan settled more. Clarence gained a few followers in the clan whom he took to training but depressingly few of them survived the brutal lifestyle of clan life. </text:p>
      <text:p text:style-name="Subtitle">Shana's background</text:p>
      <text:p text:style-name="Subtitle">Riverwood clan history</text:p>
      <text:p text:style-name="Subtitle">The Barron</text:p>
      <text:p text:style-name="Subtitle">The Bar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7:09:29.282000000</meta:creation-date>
    <dc:date>2015-04-27T02:57:19.060000000</dc:date>
    <meta:editing-duration>PT2H38M5S</meta:editing-duration>
    <meta:editing-cycles>6</meta:editing-cycles>
    <meta:generator>LibreOffice/4.3.6.2$Windows_x86 LibreOffice_project/d50a87b2e514536ed401c18000dad4660b6a169e</meta:generator>
    <meta:document-statistic meta:table-count="0" meta:image-count="0" meta:object-count="0" meta:page-count="3" meta:paragraph-count="30" meta:word-count="1318" meta:character-count="7496" meta:non-whitespace-character-count="6193"/>
  </office:meta>
</office:document-meta>
</file>